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Poppins" svg:font-family="Poppin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Poppins" style:font-name-complex="Poppins" fo:font-size="12pt" style:font-size-asian="12pt" style:font-size-complex="12pt"/>
    </style:style>
    <style:style style:name="P2" style:parent-style-name="Normal" style:family="paragraph">
      <style:text-properties style:font-name="Poppins" style:font-name-complex="Poppins"/>
    </style:style>
    <style:style style:name="P3" style:parent-style-name="Normal" style:family="paragraph">
      <style:text-properties style:font-name="Poppins" style:font-name-complex="Poppins"/>
    </style:style>
    <style:style style:name="P4" style:parent-style-name="Normal" style:family="paragraph">
      <style:text-properties style:font-name="Poppins" style:font-name-complex="Poppins"/>
    </style:style>
    <style:style style:name="P5" style:parent-style-name="Normal" style:family="paragraph">
      <style:text-properties style:font-name="Poppins" style:font-name-complex="Poppins"/>
    </style:style>
    <style:style style:name="P6" style:parent-style-name="Normal" style:family="paragraph">
      <style:text-properties style:font-name="Poppins" style:font-name-complex="Poppins"/>
    </style:style>
    <style:style style:name="P7" style:parent-style-name="Normal" style:family="paragraph">
      <style:text-properties style:font-name="Poppins" style:font-name-complex="Poppins"/>
    </style:style>
    <style:style style:name="P8" style:parent-style-name="Normal" style:family="paragraph">
      <style:text-properties style:font-name="Poppins" style:font-name-complex="Poppins"/>
    </style:style>
    <style:style style:name="P9" style:parent-style-name="Normal" style:family="paragraph">
      <style:text-properties style:font-name="Poppins" style:font-name-complex="Poppins"/>
    </style:style>
    <style:style style:name="P10" style:parent-style-name="Normal" style:family="paragraph">
      <style:text-properties style:font-name="Poppins" style:font-name-complex="Poppins"/>
    </style:style>
    <style:style style:name="P11" style:parent-style-name="Normal" style:family="paragraph">
      <style:text-properties style:font-name="Poppins" style:font-name-complex="Poppins"/>
    </style:style>
    <style:style style:name="P12" style:parent-style-name="Normal" style:family="paragraph">
      <style:text-properties style:font-name="Poppins" style:font-name-complex="Poppins"/>
    </style:style>
    <style:style style:name="P13" style:parent-style-name="Normal" style:family="paragraph">
      <style:text-properties style:font-name="Poppins" style:font-name-complex="Poppins"/>
    </style:style>
    <style:style style:name="P14" style:parent-style-name="Normal" style:family="paragraph">
      <style:text-properties style:font-name="Poppins" style:font-name-complex="Poppins"/>
    </style:style>
    <style:style style:name="P15" style:parent-style-name="Normal" style:family="paragraph">
      <style:text-properties style:font-name="Poppins" style:font-name-complex="Poppins" fo:font-size="12pt" style:font-size-asian="12pt" style:font-size-complex="12pt"/>
    </style:style>
    <style:style style:name="P16" style:parent-style-name="Normal" style:family="paragraph">
      <style:text-properties style:font-name="Poppins" style:font-name-complex="Poppins" fo:font-size="12pt" style:font-size-asian="12pt" style:font-size-complex="12pt"/>
    </style:style>
    <style:style style:name="P17" style:parent-style-name="Normal" style:family="paragraph">
      <style:text-properties style:font-name="Poppins" style:font-name-complex="Poppins" fo:font-size="12pt" style:font-size-asian="12pt" style:font-size-complex="12pt"/>
    </style:style>
    <style:style style:name="P18" style:parent-style-name="Normal" style:family="paragraph">
      <style:text-properties style:font-name="Poppins" style:font-name-complex="Poppins" fo:font-size="12pt" style:font-size-asian="12pt" style:font-size-complex="12pt"/>
    </style:style>
    <style:style style:name="P19"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20"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21"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22"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23"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24" style:parent-style-name="Normal" style:family="paragraph">
      <style:paragraph-properties fo:margin-bottom="0in" fo:line-height="100%" fo:background-color="#FFFFFF"/>
    </style:style>
    <style:style style:name="T25" style:parent-style-name="DefaultParagraphFont" style:family="text">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T26" style:parent-style-name="DefaultParagraphFont" style:family="text">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27"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28"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2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Poppins" style:font-name-complex="Poppins" fo:font-size="12pt" style:font-size-asian="12pt" style:font-size-complex="12pt"/>
    </style:style>
    <style:style style:name="P31" style:parent-style-name="Normal" style:family="paragraph">
      <style:paragraph-properties fo:border-top="none" fo:border-left="none" fo:border-bottom="0.0104in solid #000000" fo:border-right="none" fo:padding-top="0in" fo:padding-left="0in" fo:padding-bottom="0.0138in" fo:padding-right="0in" style:shadow="none"/>
      <style:text-properties fo:font-size="12pt" style:font-size-asian="12pt" style:font-size-complex="12pt"/>
    </style:style>
    <style:style style:name="P32" style:parent-style-name="Normal" style:family="paragraph">
      <style:text-properties style:font-name="Poppins" style:font-name-complex="Poppins" fo:font-weight="bold" style:font-weight-asian="bold" style:font-weight-complex="bold" fo:font-size="12pt" style:font-size-asian="12pt" style:font-size-complex="12pt"/>
    </style:style>
    <style:style style:name="P33"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34"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35"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36"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37" style:parent-style-name="Normal" style:family="paragraph">
      <style:paragraph-properties fo:margin-bottom="0in" fo:line-height="100%" fo:background-color="#EAE6E1"/>
      <style:text-properties style:font-name="Poppins" style:font-name-asian="Times New Roman" style:font-name-complex="Poppins" fo:font-weight="bold" style:font-weight-asian="bold" style:font-weight-complex="bold" fo:color="#2C2C2C" style:letter-kerning="false" fo:font-size="12pt" style:font-size-asian="12pt" style:font-size-complex="12pt" style:language-asian="en" style:country-asian="GB"/>
    </style:style>
    <style:style style:name="P38" style:parent-style-name="Normal" style:family="paragraph">
      <style:paragraph-properties fo:margin-bottom="0in" fo:line-height="100%" fo:background-color="#EAE6E1"/>
      <style:text-properties style:font-name="Poppins" style:font-name-asian="Times New Roman" style:font-name-complex="Poppins" fo:color="#2C2C2C" style:letter-kerning="false" fo:font-size="12pt" style:font-size-asian="12pt" style:font-size-complex="12pt" style:language-asian="en" style:country-asian="GB"/>
    </style:style>
    <style:style style:name="P39"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0"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1"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2"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3"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4"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5"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46"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47"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8"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49" style:parent-style-name="Normal" style:family="paragraph">
      <style:paragraph-properties fo:margin-bottom="0in" fo:line-height="100%" fo:background-color="#FFFFFF"/>
    </style:style>
    <style:style style:name="T50" style:parent-style-name="DefaultParagraphFont" style:family="text">
      <style:text-properties style:font-name="Poppins" style:font-name-asian="Times New Roman" style:font-name-complex="Poppins" fo:color="#000000" style:letter-kerning="false" fo:font-size="12pt" style:font-size-asian="12pt" style:font-size-complex="12pt" style:language-asian="en" style:country-asian="GB"/>
    </style:style>
    <style:style style:name="T51" style:parent-style-name="DefaultParagraphFont" style:family="text">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52" style:parent-style-name="Normal" style:family="paragraph">
      <style:paragraph-properties fo:margin-bottom="0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53" style:parent-style-name="Normal" style:family="paragraph">
      <style:paragraph-properties fo:margin-bottom="0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54" style:parent-style-name="Normal" style:family="paragraph">
      <style:text-properties style:font-name="Poppins" style:font-name-complex="Poppins" fo:font-size="12pt" style:font-size-asian="12pt" style:font-size-complex="12pt"/>
    </style:style>
    <style:style style:name="P55" style:parent-style-name="Normal" style:family="paragraph">
      <style:text-properties style:font-name="Poppins" style:font-name-complex="Poppins" fo:font-size="12pt" style:font-size-asian="12pt" style:font-size-complex="12pt"/>
    </style:style>
    <style:style style:name="P56" style:parent-style-name="Normal" style:family="paragraph">
      <style:text-properties style:font-name="Poppins" style:font-name-complex="Poppins" fo:font-size="12pt" style:font-size-asian="12pt" style:font-size-complex="12pt"/>
    </style:style>
    <style:style style:name="P57" style:parent-style-name="Normal" style:family="paragraph">
      <style:text-properties style:font-name="Poppins" style:font-name-complex="Poppins" fo:font-size="12pt" style:font-size-asian="12pt" style:font-size-complex="12pt"/>
    </style:style>
    <style:style style:name="P58" style:parent-style-name="Normal" style:family="paragraph">
      <style:text-properties style:font-name="Poppins" style:font-name-complex="Poppins" fo:font-weight="bold" style:font-weight-asian="bold" style:font-weight-complex="bold" fo:font-size="12pt" style:font-size-asian="12pt" style:font-size-complex="12pt"/>
    </style:style>
    <style:style style:name="P59" style:parent-style-name="Normal" style:family="paragraph">
      <style:text-properties style:font-name="Poppins" style:font-name-complex="Poppins" fo:font-size="12pt" style:font-size-asian="12pt" style:font-size-complex="12pt"/>
    </style:style>
    <style:style style:name="P60" style:parent-style-name="Normal" style:family="paragraph">
      <style:text-properties style:font-name="Poppins" style:font-name-complex="Poppins" fo:font-size="12pt" style:font-size-asian="12pt" style:font-size-complex="12pt"/>
    </style:style>
    <style:style style:name="P61" style:parent-style-name="Normal" style:family="paragraph">
      <style:text-properties style:font-name="Poppins" style:font-name-complex="Poppins" fo:font-size="12pt" style:font-size-asian="12pt" style:font-size-complex="12pt"/>
    </style:style>
    <style:style style:name="P62" style:parent-style-name="Normal" style:family="paragraph">
      <style:text-properties style:font-name="Poppins" style:font-name-complex="Poppins" fo:font-size="12pt" style:font-size-asian="12pt" style:font-size-complex="12pt"/>
    </style:style>
    <style:style style:name="P63" style:parent-style-name="Normal" style:family="paragraph">
      <style:text-properties style:font-name="Poppins" style:font-name-complex="Poppins" fo:font-size="12pt" style:font-size-asian="12pt" style:font-size-complex="12pt"/>
    </style:style>
    <style:style style:name="P64" style:parent-style-name="Normal" style:family="paragraph">
      <style:text-properties style:font-name="Poppins" style:font-name-complex="Poppins" fo:font-size="12pt" style:font-size-asian="12pt" style:font-size-complex="12pt"/>
    </style:style>
    <style:style style:name="P65" style:parent-style-name="Normal" style:family="paragraph">
      <style:text-properties style:font-name="Poppins" style:font-name-complex="Poppins" fo:font-size="12pt" style:font-size-asian="12pt" style:font-size-complex="12pt"/>
    </style:style>
    <style:style style:name="P66" style:parent-style-name="Normal" style:family="paragraph">
      <style:paragraph-properties fo:margin-top="0.0694in" fo:margin-bottom="0.0694in" fo:line-height="100%" fo:background-color="#FFFFFF"/>
      <style:text-properties style:font-name="Poppins" style:font-name-asian="Times New Roman" style:font-name-complex="Poppins" fo:font-weight="bold" style:font-weight-asian="bold" style:font-weight-complex="bold" fo:color="#000000" style:letter-kerning="false" fo:font-size="13.5pt" style:font-size-asian="13.5pt" style:font-size-complex="13.5pt" style:language-asian="en" style:country-asian="GB"/>
    </style:style>
    <style:style style:name="P67" style:parent-style-name="Normal" style:family="paragraph">
      <style:paragraph-properties fo:margin-top="0.0694in" fo:margin-bottom="0.0694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68" style:parent-style-name="Normal" style:family="paragraph">
      <style:paragraph-properties fo:margin-top="0.0694in" fo:margin-bottom="0.0694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69" style:parent-style-name="Normal" style:family="paragraph">
      <style:paragraph-properties fo:margin-top="0.0694in" fo:margin-bottom="0.0694in" fo:line-height="100%" fo:background-color="#FFFFFF"/>
      <style:text-properties style:font-name="Poppins" style:font-name-asian="Times New Roman" style:font-name-complex="Poppins" fo:font-weight="bold" style:font-weight-asian="bold" style:font-weight-complex="bold" fo:color="#000000" style:letter-kerning="false" fo:font-size="12pt" style:font-size-asian="12pt" style:font-size-complex="12pt" style:language-asian="en" style:country-asian="GB"/>
    </style:style>
    <style:style style:name="P70" style:parent-style-name="Normal" style:family="paragraph">
      <style:paragraph-properties fo:margin-top="0.0694in" fo:margin-bottom="0.0694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71" style:parent-style-name="Normal" style:family="paragraph">
      <style:paragraph-properties fo:margin-top="0.0694in" fo:margin-bottom="0.0694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72" style:parent-style-name="Normal" style:family="paragraph">
      <style:paragraph-properties fo:margin-top="0.0694in" fo:margin-bottom="0.0694in" fo:line-height="100%" fo:background-color="#FFFFFF"/>
      <style:text-properties style:font-name="Poppins" style:font-name-asian="Times New Roman" style:font-name-complex="Poppins" fo:color="#000000" style:letter-kerning="false" fo:font-size="12pt" style:font-size-asian="12pt" style:font-size-complex="12pt" style:language-asian="en" style:country-asian="GB"/>
    </style:style>
    <style:style style:name="P73" style:parent-style-name="Normal" style:family="paragraph">
      <style:text-properties style:font-name="Poppins" style:font-name-complex="Poppins" fo:font-size="12pt" style:font-size-asian="12pt" style:font-size-complex="12pt"/>
    </style:style>
  </office:automatic-styles>
  <office:body>
    <office:text text:use-soft-page-breaks="true">
      <text:p text:style-name="P1">WEB SITE TEXT</text:p>
      <text:p text:style-name="P2">About Us</text:p>
      <text:p text:style-name="P3">Welcome to<text:s/>Cape Gardens,<text:s/><text:s/>your trusted partner in high-quality landscape design, construction, and maintenance. With over 25 years of experience in the Algarve, we’ve built a reputation for<text:s/>delivering exceptional outdoor spaces tailored to our clients' unique needs and visions.</text:p>
      <text:p text:style-name="P4">Our Expertise</text:p>
      <text:p text:style-name="P5">Our team specializes in creating stunning landscapes that combine aesthetic beauty with practical functionality. From the initial design phase to the final touches, we ensure every detail is executed with precision and care. Whether you’re looking to transform your garden into a serene retreat or need expert maintenance to keep your landscape thriving, we have the skills and experience to make it happen.</text:p>
      <text:p text:style-name="P6">Our Approach</text:p>
      <text:p text:style-name="P7">We believe in clear communication and a straightforward approach. We listen to your ideas, provide professional guidance, and work closely with you throughout the project. Our commitment to quality and attention to detail ensures that every project we undertake meets the highest standards.</text:p>
      <text:p text:style-name="P8"/>
      <text:p text:style-name="P9">What we offer</text:p>
      <text:p text:style-name="P10">Experience: <text:s/>Over two decades of expertise in the Algarve’s unique climate and terrain.</text:p>
      <text:p text:style-name="P11">Quality: <text:s text:c="2"/>We use only the best materials and techniques to ensure long-lasting results.</text:p>
      <text:p text:style-name="P12">Reliability: <text:s text:c="2"/>Our team is dependable, efficient, and dedicated to delivering on time and within budget.</text:p>
      <text:p text:style-name="P13">Sustainability: <text:s/>We prioritize environmentally friendly practices to create landscapes that are as sustainable as they are beautiful.</text:p>
      <text:p text:style-name="P14"/>
      <text:p text:style-name="P15"/>
      <text:p text:style-name="P16"/>
      <text:p text:style-name="P17"/>
      <text:soft-page-break/>
      <text:p text:style-name="P18">Services</text:p>
      <text:h text:style-name="P19" text:outline-level="4">Award-winning Landscaping Services</text:h>
      <text:p text:style-name="P20">Discover our top-notch landscaping services, tailored to your needs and preferences. From stunning designs to meticulous construction and ongoing maintenance, we've got you covered.</text:p>
      <text:p text:style-name="P21"/>
      <text:p text:style-name="P22">Maintenance</text:p>
      <text:p text:style-name="P23"/>
      <text:p text:style-name="P24"><text:span text:style-name="T25">Maintenance<text:s/></text:span><text:span text:style-name="T26">excellence</text:span></text:p>
      <text:p text:style-name="P27"/>
      <text:p text:style-name="P28">Our team is dedicated to the upkeep of your outdoor space, ensuring it remains a picturesque haven for you to enjoy.</text:p>
      <text:p text:style-name="P29"/>
      <text:p text:style-name="P30">Transforming landscapes is our passion. Your garden will evolve with our care and creativity. The beauty of your story is that it’s going to continue to evolve and your site can evolve with it. Your goal should be to make it feel right for right now. Latter will take care of itself. It always does</text:p>
      <text:p text:style-name="P31"/>
      <text:p text:style-name="P32">Design</text:p>
      <text:h text:style-name="P33" text:outline-level="4">Professional Landscape Solutions</text:h>
      <text:p text:style-name="P34">Explore our range of expert landscaping solutions, designed to elevate your outdoor spaces. Our team's attention to detail and commitment to quality ensure a result that exceeds expectations.</text:p>
      <text:p text:style-name="P35"/>
      <text:p text:style-name="P36"/>
      <text:h text:style-name="P37" text:outline-level="4">Professional Landscape Design</text:h>
      <text:p text:style-name="P38">Our Design service offers expert consultation and meticulous<text:s/>attention to detail. Trust us to bring your landscaping vision to life.</text:p>
      <text:p text:style-name="P39"/>
      <text:p text:style-name="P40">Experience the magic of our breathtaking creations, each with its own unique touch and personality.</text:p>
      <text:p text:style-name="P41"/>
      <text:p text:style-name="P42">Exquisite garden details</text:p>
      <text:p text:style-name="P43">Discover the beauty of our meticulously designed<text:s/>landscapes, crafted with care and dedication to perfection.</text:p>
      <text:p text:style-name="P44"/>
      <text:p text:style-name="Normal"/>
      <text:h text:style-name="P45" text:outline-level="4">Exquisite Outdoor Transformations</text:h>
      <text:h text:style-name="P46" text:outline-level="4"/>
      <text:h text:style-name="P47" text:outline-level="4">Construction mastery</text:h>
      <text:h text:style-name="P48" text:outline-level="4"/>
      <text:h text:style-name="P49" text:outline-level="4"><text:span text:style-name="T50">Witness the transformation of your outdoor space into a work of art, carefully brought to life by our skilled craftsmen</text:span><text:span text:style-name="T51">.</text:span></text:h>
      <text:h text:style-name="P52" text:outline-level="4"/>
      <text:p text:style-name="P53">Transform your outdoor areas into captivating landscapes with our innovative and sustainable approaches. Experience the difference with our dedicated team and comprehensive services.</text:p>
      <text:p text:style-name="Normal"/>
      <text:p text:style-name="P54">Learn about our journey, our passion, and our commitment to creating beautiful outdoor spaces. We take pride in serving the Vale do Lobo and Quinta do Largo areas of the Algarve with top-notch design, construction, and maintenance services.</text:p>
      <text:p text:style-name="P55">Luxury Garden Construction</text:p>
      <text:p text:style-name="P56">Step into the world of our construction service, where we combine creativity and precision to deliver stunning and enduring outdoor spaces.</text:p>
      <text:p text:style-name="P57"/>
      <text:p text:style-name="P58">Award-Winning Landscape Designs</text:p>
      <text:p text:style-name="P59">Share your landscaping needs with our highly experienced team and expect exceptional design, construction, and maintenance services in the central Algave area. Don't forget to choose a storage option for submissions.</text:p>
      <text:p text:style-name="P60">-</text:p>
      <text:p text:style-name="P61">Offering exquisite garden designs<text:s/></text:p>
      <text:p text:style-name="P62">Our professional team describes in detail the value and beauty of our service, highlighting the unique aspects that set us apart. Let us transform your landscape with our expertise.</text:p>
      <text:p text:style-name="P63">Elevate your environment with our highly experienced consultants. Discover the unique and award-winning designs that we bring to Central Algarve. The Quinta do Lago area is our canvas for excellence.</text:p>
      <text:soft-page-break/>
      <text:p text:style-name="P64">“Experience the beauty of our award-winning landscaping solutions. Your story is just beginning, and our expert team is here to help it evolve with high-end design, construction, and maintenance. Your site will always feel right for right now with our professional services.”</text:p>
      <text:p text:style-name="P65"/>
      <text:h text:style-name="P66" text:outline-level="3">Contact Us</text:h>
      <text:p text:style-name="P67">Have a question, need some advice, or want to turn your outdoor space into a beautiful oasis? Let us know and we'll be in touch in no time.<text:s/></text:p>
      <text:p text:style-name="P68">Or</text:p>
      <text:p text:style-name="P69">Get in Touch</text:p>
      <text:p text:style-name="P70">Reach out to us to discuss your landscaping needs and let us guide you through our<text:s/>award-winning, professional services.<text:s/></text:p>
      <text:p text:style-name="P71"/>
      <text:p text:style-name="P72"/>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Poppins" svg:font-family="Poppi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qsrte-large" style:display-name="sqsrte-large"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prefade" style:display-name="prefade"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 Marshall</meta:initial-creator>
    <dc:creator>James Marshall</dc:creator>
    <meta:creation-date>2024-09-12T15:57:00Z</meta:creation-date>
    <dc:date>2024-09-13T12:51:00Z</dc:date>
    <meta:template xlink:href="Normal" xlink:type="simple"/>
    <meta:editing-cycles>3</meta:editing-cycles>
    <meta:editing-duration>PT0S</meta:editing-duration>
    <meta:document-statistic meta:page-count="4" meta:paragraph-count="9" meta:word-count="714" meta:character-count="4781" meta:row-count="33" meta:non-whitespace-character-count="4076"/>
  </office:meta>
</office:document-meta>
</file>